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rsid="000aff40" officeooo:paragraph-rsid="000aff40"/>
    </style:style>
    <style:style style:name="P2" style:family="paragraph" style:parent-style-name="Heading_20_1" style:list-style-name="">
      <style:text-properties officeooo:rsid="0006b61e" officeooo:paragraph-rsid="0006b61e"/>
    </style:style>
    <style:style style:name="P3" style:family="paragraph" style:parent-style-name="Heading_20_1">
      <style:paragraph-properties fo:break-before="page"/>
      <style:text-properties officeooo:rsid="000aff40" officeooo:paragraph-rsid="000aff40"/>
    </style:style>
    <style:style style:name="P4" style:family="paragraph" style:parent-style-name="Text_20_body">
      <style:text-properties officeooo:rsid="000b65d1" officeooo:paragraph-rsid="000b65d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/>
      <text:h text:style-name="P3" text:outline-level="1">Appendix A – Snippet List</text:h>
      <text:p text:style-name="Horizontal_20_Line"/>
      <text:p text:style-name="P1">Snippets are used by menus to place entire sections of code into a block diagram. <text:s/>The contents of the menu snippets are listed here for easy reference.</text:p>
      <text:p text:style-name="P4">In this library snippets are also referred to as macros.</text:p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Jim Simpson</meta:initial-creator>
    <meta:creation-date>2022-11-17T12:16:14.685000000</meta:creation-date>
    <meta:generator>LibreOffice/7.2.6.2$Windows_x86 LibreOffice_project/b0ec3a565991f7569a5a7f5d24fed7f52653d754</meta:generator>
    <dc:date>2023-03-08T17:11:00.389000000</dc:date>
    <dc:creator>Jim Simpson</dc:creator>
    <meta:editing-duration>PT6M56S</meta:editing-duration>
    <meta:editing-cycles>6</meta:editing-cycles>
    <meta:document-statistic meta:table-count="0" meta:image-count="0" meta:object-count="0" meta:page-count="2" meta:paragraph-count="3" meta:word-count="41" meta:character-count="233" meta:non-whitespace-character-count="193"/>
  </office:meta>
</office:document-meta>
</file>